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Source Sans Pro" officeooo:rsid="000bd98d" officeooo:paragraph-rsid="000ec46b"/>
    </style:style>
    <style:style style:name="P2" style:family="paragraph" style:parent-style-name="Standard">
      <style:paragraph-properties fo:line-height="115%"/>
      <style:text-properties style:font-name="Source Sans Pro" officeooo:rsid="000dcea5" officeooo:paragraph-rsid="000ec46b"/>
    </style:style>
    <style:style style:name="P3" style:family="paragraph" style:parent-style-name="Standard" style:list-style-name="L1">
      <style:paragraph-properties fo:line-height="115%"/>
      <style:text-properties style:font-name="Source Sans Pro" officeooo:paragraph-rsid="000ec46b"/>
    </style:style>
    <style:style style:name="P4" style:family="paragraph" style:parent-style-name="Standard" style:list-style-name="L1">
      <style:paragraph-properties fo:line-height="115%"/>
      <style:text-properties style:font-name="Source Sans Pro" officeooo:rsid="000bd98d" officeooo:paragraph-rsid="000ec46b"/>
    </style:style>
    <style:style style:name="P5" style:family="paragraph" style:parent-style-name="Standard" style:list-style-name="L1">
      <style:paragraph-properties fo:line-height="115%"/>
      <style:text-properties style:font-name="Source Sans Pro" officeooo:rsid="000bd98d" officeooo:paragraph-rsid="0012ba69"/>
    </style:style>
    <style:style style:name="P6" style:family="paragraph" style:parent-style-name="Standard" style:list-style-name="L2">
      <style:paragraph-properties fo:line-height="115%"/>
      <style:text-properties style:font-name="Source Sans Pro" officeooo:rsid="000bd98d" officeooo:paragraph-rsid="000ec46b"/>
    </style:style>
    <style:style style:name="P7" style:family="paragraph" style:parent-style-name="Standard" style:list-style-name="L2">
      <style:paragraph-properties fo:line-height="115%"/>
      <style:text-properties style:font-name="Source Sans Pro" officeooo:rsid="000bd98d" officeooo:paragraph-rsid="0012ba69"/>
    </style:style>
    <style:style style:name="T1" style:family="text">
      <style:text-properties officeooo:rsid="000dcea5"/>
    </style:style>
    <style:style style:name="T2" style:family="text">
      <style:text-properties officeooo:rsid="000ec46b"/>
    </style:style>
    <style:style style:name="T3" style:family="text">
      <style:text-properties style:font-name="Source Sans Pro" officeooo:rsid="000bd98d"/>
    </style:style>
    <style:style style:name="T4" style:family="text">
      <style:text-properties officeooo:rsid="0012ba69"/>
    </style:style>
    <style:style style:name="T5" style:family="text">
      <style:text-properties officeooo:rsid="001369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b Title: <text:span text:style-name="T4">Mobile App</text:span> Developer</text:p>
      <text:p text:style-name="P1">Location: Noida</text:p>
      <text:p text:style-name="P1">Experience: <text:span text:style-name="T2">1</text:span>-<text:span text:style-name="T2">5</text:span> Years</text:p>
      <text:p text:style-name="P1">Reports To: Head IT</text:p>
      <text:p text:style-name="P1"/>
      <text:p text:style-name="P2">Job Description: This position will support the <text:span text:style-name="T4">mobile</text:span> <text:span text:style-name="T4">app</text:span> development for DJT Corp across all business verticals. The candidate will be an internal member of the team that builds <text:span text:style-name="T4">mobile apps for both Android and iOS platforms</text:span>. </text:p>
      <text:p text:style-name="P1"/>
      <text:p text:style-name="P1">Responsibilities:</text:p>
      <text:list xml:id="list76367605" text:style-name="L1">
        <text:list-item>
          <text:p text:style-name="P5">Translating designs and wireframes into high quality code.</text:p>
        </text:list-item>
        <text:list-item>
          <text:p text:style-name="P5">Develop new features.</text:p>
        </text:list-item>
        <text:list-item>
          <text:p text:style-name="P4">Build reusable code and libraries for future use.</text:p>
        </text:list-item>
        <text:list-item>
          <text:p text:style-name="P4">Optimize application for maximum speed and scalability.</text:p>
        </text:list-item>
        <text:list-item>
          <text:p text:style-name="P4">Build efficient, testable, and reusable code.</text:p>
        </text:list-item>
        <text:list-item>
          <text:p text:style-name="P3">Work with 3rd party technology providers to define technical integration and customizations through consuming and producing rest services.</text:p>
        </text:list-item>
        <text:list-item>
          <text:p text:style-name="P3">Maintain company defined and industry standard best practices.</text:p>
        </text:list-item>
        <text:list-item>
          <text:p text:style-name="P3">Fix bugs with strict attention to details.</text:p>
        </text:list-item>
        <text:list-item>
          <text:p text:style-name="P4">Collaborate with other team members and stakeholders.</text:p>
        </text:list-item>
      </text:list>
      <text:p text:style-name="P1"/>
      <text:p text:style-name="P1"><text:span text:style-name="T1">Required </text:span>Skillset:</text:p>
      <text:list xml:id="list2807628463" text:style-name="L2">
        <text:list-item>
          <text:p text:style-name="P7">Exp<text:span text:style-name="T4">erience</text:span> with Flutter, <text:span text:style-name="T4">n</text:span>ative Android (Java and <text:span text:style-name="T4">K</text:span>otlin), <text:span text:style-name="T4">iOS</text:span> (<text:span text:style-name="T4">S</text:span>wift) developer, <text:span text:style-name="T4">React Native.</text:span></text:p>
        </text:list-item>
        <text:list-item>
          <text:p text:style-name="P6">Working knowledge of Web Services &amp; REST (JSON) APIs.</text:p>
        </text:list-item>
        <text:list-item>
          <text:p text:style-name="P6"><text:span text:style-name="T1">E</text:span>xperience in <text:span text:style-name="T5">performing</text:span> code reviews <text:span text:style-name="T1">and</text:span> writing unit test cases.</text:p>
        </text:list-item>
        <text:list-item>
          <text:p text:style-name="P6">Knowledge of code versioning tools such as Git. </text:p>
        </text:list-item>
        <text:list-item>
          <text:p text:style-name="P7">Experience in publishing application <text:span text:style-name="T4">in </text:span>Google Play Store <text:span text:style-name="T4">and AppStore</text:span>.</text:p>
        </text:list-item>
        <text:list-item>
          <text:p text:style-name="P7">Familiar with Agile and Scrum process.</text:p>
        </text:list-item>
        <text:list-item>
          <text:p text:style-name="P7"><text:span text:style-name="T2">K</text:span>nowledge <text:span text:style-name="T2">of</text:span> all stages of software development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3:39:02.555811402</meta:creation-date>
    <dc:date>2019-04-17T18:00:45.523631775</dc:date>
    <meta:editing-duration>PT13M37S</meta:editing-duration>
    <meta:editing-cycles>5</meta:editing-cycles>
    <meta:generator>LibreOffice/6.1.3.2$MacOSX_X86_64 LibreOffice_project/86daf60bf00efa86ad547e59e09d6bb77c699acb</meta:generator>
    <meta:document-statistic meta:table-count="0" meta:image-count="0" meta:object-count="0" meta:page-count="1" meta:paragraph-count="23" meta:word-count="205" meta:character-count="1307" meta:non-whitespace-character-count="1139"/>
  </office:meta>
</office:document-meta>
</file>